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f819e" draw:textarea-horizontal-align="justify" draw:textarea-vertical-align="middle" draw:auto-grow-height="false" fo:min-height="1.972cm" fo:min-width="3.627cm"/>
      <style:paragraph-properties style:writing-mode="lr-tb"/>
    </style:style>
    <style:style style:name="gr2" style:family="graphic" style:parent-style-name="standard">
      <style:graphic-properties draw:stroke="dash" draw:stroke-dash="Long_20_Dot" draw:fill-color="#dddddd" draw:textarea-horizontal-align="justify" draw:textarea-vertical-align="middle" draw:auto-grow-height="false" fo:min-height="1.972cm" fo:min-width="3.627cm"/>
      <style:paragraph-properties style:writing-mode="lr-tb"/>
    </style:style>
    <style:style style:name="gr3" style:family="graphic" style:parent-style-name="standard">
      <style:graphic-properties draw:fill-color="#dde8cb" draw:textarea-horizontal-align="justify" draw:textarea-vertical-align="middle" draw:auto-grow-height="false" fo:min-height="1.972cm" fo:min-width="3.627cm"/>
      <style:paragraph-properties style:writing-mode="lr-tb"/>
    </style:style>
    <style:style style:name="gr4" style:family="graphic" style:parent-style-name="standard">
      <style:graphic-properties draw:fill-color="#ffd8ce" draw:textarea-horizontal-align="justify" draw:textarea-vertical-align="middle" draw:auto-grow-height="false" fo:min-height="1.972cm" fo:min-width="3.627cm"/>
      <style:paragraph-properties style:writing-mode="lr-tb"/>
    </style:style>
    <style:style style:name="P1" style:family="paragraph">
      <style:paragraph-properties fo:text-align="center"/>
      <style:text-properties style:font-name="Bitstream Vera Sans Mono" fo:font-weight="bold"/>
    </style:style>
    <style:style style:name="P2" style:family="paragraph">
      <loext:graphic-properties draw:fill-color="#bf819e"/>
      <style:paragraph-properties fo:text-align="center"/>
      <style:text-properties style:font-name="Bitstream Vera Sans Mono" fo:font-weight="bold"/>
    </style:style>
    <style:style style:name="P3" style:family="paragraph">
      <loext:graphic-properties draw:fill-color="#dddddd"/>
      <style:paragraph-properties fo:text-align="center"/>
      <style:text-properties style:font-name="Bitstream Vera Sans Mono" fo:font-weight="bold"/>
    </style:style>
    <style:style style:name="P4" style:family="paragraph">
      <loext:graphic-properties draw:fill-color="#dde8cb"/>
      <style:paragraph-properties fo:text-align="center"/>
      <style:text-properties style:font-name="Bitstream Vera Sans Mono" fo:font-weight="bold"/>
    </style:style>
    <style:style style:name="P5" style:family="paragraph">
      <loext:graphic-properties draw:fill-color="#ffd8ce"/>
      <style:paragraph-properties fo:text-align="center"/>
      <style:text-properties style:font-name="Bitstream Vera Sans Mono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27cm" svg:height="2.222cm" svg:x="3.54cm" svg:y="2.905cm">
          <text:p text:style-name="P1">Spark </text:p>
          <text:p text:style-name="P1">mas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127cm" svg:height="2.222cm" svg:x="8.302cm" svg:y="2.905cm">
          <text:p text:style-name="P1">Spark </text:p>
          <text:p text:style-name="P1">Master</text:p>
          <text:p text:style-name="P1">(backup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127cm" svg:height="2.222cm" svg:x="14.335cm" svg:y="2.905cm">
          <text:p text:style-name="P1">History </text:p>
          <text:p text:style-name="P1">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127cm" svg:height="2.222cm" svg:x="1.953cm" svg:y="8.303cm">
          <text:p text:style-name="P1">Spark </text:p>
          <text:p text:style-name="P1">Worker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127cm" svg:height="2.222cm" svg:x="8.303cm" svg:y="8.303cm">
          <text:p text:style-name="P1">Spark </text:p>
          <text:p text:style-name="P1">Worker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127cm" svg:height="2.222cm" svg:x="14.335cm" svg:y="8.303cm">
          <text:p text:style-name="P1">Spark </text:p>
          <text:p text:style-name="P1">Worker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127cm" svg:height="2.222cm" svg:x="14.335cm" svg:y="11.16cm">
          <text:p text:style-name="P1">Spark </text:p>
          <text:p text:style-name="P1">Worker 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127cm" svg:height="2.222cm" svg:x="8.303cm" svg:y="11.16cm">
          <text:p text:style-name="P1">Spark </text:p>
          <text:p text:style-name="P1">Worker 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127cm" svg:height="2.222cm" svg:x="1.953cm" svg:y="11.16cm">
          <text:p text:style-name="P1">Spark </text:p>
          <text:p text:style-name="P1">Worker 4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2T16:14:07.753070818</meta:creation-date>
    <dc:date>2021-03-22T16:28:09.378532788</dc:date>
    <meta:editing-duration>PT13M21S</meta:editing-duration>
    <meta:editing-cycles>3</meta:editing-cycles>
    <meta:generator>LibreOffice/7.0.3.1$Linux_X86_64 LibreOffice_project/00$Build-1</meta:generator>
    <meta:document-statistic meta:object-count="9"/>
  </office:meta>
</office:document-meta>
</file>